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ans" fo:font-size="20pt" fo:font-weight="bold" style:font-size-asian="20pt" style:font-weight-asian="bold" style:font-size-complex="20pt" style:font-weight-complex="bold"/>
    </style:style>
    <style:style style:name="P4" style:family="paragraph" style:parent-style-name="Text_20_body">
      <style:text-properties fo:font-size="14pt" style:font-size-asian="12.25pt" style:font-size-complex="14pt"/>
    </style:style>
    <style:style style:name="P5" style:family="paragraph" style:parent-style-name="Heading_20_1">
      <style:paragraph-properties fo:break-before="page"/>
      <style:text-properties style:font-name="Liberation Sans" fo:font-size="20pt" style:font-size-asian="17.5pt" style:font-size-complex="20pt"/>
    </style:style>
    <style:style style:name="P6" style:family="paragraph" style:parent-style-name="Contents_20_Heading">
      <style:paragraph-properties fo:break-before="page"/>
    </style:style>
    <style:style style:name="T1" style:family="text">
      <style:text-properties style:font-name="Liberation San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pect Based Analysis”</text:p>
      <text:p text:style-name="P1"/>
      <text:p text:style-name="P1">Use of Aspected Data Items via Elucidus for Classification and Aggregated Contextualisation of Massive Data Sets</text:p>
      <text:p text:style-name="P1"/>
      <text:p text:style-name="P1">Ian 'Uther' Lawson</text:p>
      <text:p text:style-name="P1">SSA Red Hat EMEA</text:p>
      <text:p text:style-name="P1"/>
      <text:p text:style-name="P1"/>
      <text:p text:style-name="P1"/>
      <text:p text:style-name="P1"/>
      <text:p text:style-name="P1"/>
      <text:p text:style-name="P1"/>
      <text:p text:style-name="P1"/>
      <text:p text:style-name="P1">5th February 2013</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index-body>
      </text:table-of-content>
      <text:p text:style-name="P2"/>
      <text:p text:style-name="P2"/>
      <text:h text:style-name="P5" text:outline-level="1">1. Overview/Precis</text:h>
      <text:p text:style-name="P4"><text:span text:style-name="T1">This document covers the capabilities and functionality of applying classification and contextualisation across massive data sets using an Aspect based approach.</text:span></text:p>
      <text:p text:style-name="P4"><text:span text:style-name="T1">This entails the use of Elucidus to produce non-reductive data items consisting of multiple aspects (defined shortly) in such a way as to allow a new and precise way of classifying data based on aggregated trends and contents across aspects ignoring item boundaries.</text:span></text:p>
      <text:p text:style-name="P4"><text:span text:style-name="T1">In English this analysis approach allows for spotting of similar data patterns and contents via the analysis of aspects (item facets), which in turn allows for similarity of content and context to be inferred, allowing for significant data similarities to be detected across multiple individual items.</text:span></text:p>
      <text:p text:style-name="P4"><text:span text:style-name="T1">This approach takes advantage of the aspect creation mechanism within Elucidus (described in detail within this document) to provide next generation data analysis techniques not currently available via standard approaches.</text:span></text:p>
      <text:p text:style-name="P4"><text:span text:style-name="T1">This document goes into some philosophical depth in terms of data approach and analysis mechanisms, and as such is aimed at people with an understanding of data componentisation and content/context tren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Lawson</meta:initial-creator>
    <meta:creation-date>2013-02-05T13:00:40</meta:creation-date>
    <dc:date>2013-02-05T13:08:55</dc:date>
    <dc:creator>Ian Lawson</dc:creator>
    <meta:editing-duration>P0D</meta:editing-duration>
    <meta:editing-cycles>1</meta:editing-cycles>
    <meta:document-statistic meta:table-count="0" meta:image-count="0" meta:object-count="0" meta:page-count="3" meta:paragraph-count="12" meta:word-count="205" meta:character-count="1378" meta:non-whitespace-character-count="1185"/>
    <meta:generator>LibreOffice/3.5$Linux_X86_64 LibreOffice_project/350m1$Build-2</meta:generator>
  </office:meta>
</office:document-meta>
</file>